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adornments="Regular" style:font-pitch="fixed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ntact_20_Info">
      <style:paragraph-properties fo:line-height="150%"/>
    </style:style>
    <style:style style:name="P2" style:family="paragraph" style:parent-style-name="Contact_20_Info">
      <style:paragraph-properties fo:margin-top="0.5402in" fo:margin-bottom="0.6402in" loext:contextual-spacing="true" fo:line-height="100%"/>
    </style:style>
    <style:style style:name="P3" style:family="paragraph" style:parent-style-name="Contact_20_Info">
      <style:paragraph-properties fo:margin-top="0.2201in" fo:margin-bottom="0.1402in" loext:contextual-spacing="true"/>
    </style:style>
    <style:style style:name="P4" style:family="paragraph" style:parent-style-name="Contact_20_Info">
      <style:paragraph-properties fo:margin-top="0.2201in" fo:margin-bottom="0.1402in" loext:contextual-spacing="true" fo:line-height="200%"/>
    </style:style>
    <style:style style:name="P5" style:family="paragraph" style:parent-style-name="Heading_20_1">
      <style:paragraph-properties fo:margin-left="0in" fo:margin-right="0in" fo:margin-top="0.222in" fo:margin-bottom="0.139in" loext:contextual-spacing="true" fo:text-indent="0in" style:auto-text-indent="false"/>
    </style:style>
    <style:style style:name="P6" style:family="paragraph" style:parent-style-name="Standard">
      <style:paragraph-properties fo:margin-top="0in" fo:margin-bottom="0in" loext:contextual-spacing="false" fo:line-height="108%"/>
    </style:style>
    <style:style style:name="P7" style:family="paragraph" style:parent-style-name="Contact_20_Info">
      <style:paragraph-properties fo:margin-top="0in" fo:margin-bottom="0.6402in" loext:contextual-spacing="true" fo:line-height="200%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Heading_20_3">
      <style:text-properties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line-height="108%"/>
      <style:text-properties fo:font-weight="bold" style:font-weight-asian="bold" style:font-weight-complex="bold"/>
    </style:style>
    <style:style style:name="P10" style:family="paragraph" style:parent-style-name="Name" style:master-page-name="First_20_Page">
      <style:paragraph-properties style:page-number="auto"/>
    </style:style>
    <style:style style:name="P11" style:family="paragraph" style:parent-style-name="Contact_20_Info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Contact_20_Info">
      <style:paragraph-properties fo:line-height="200%"/>
      <style:text-properties fo:font-size="13pt" fo:font-weight="bold" officeooo:rsid="0019c488" officeooo:paragraph-rsid="0019c488" style:font-size-asian="13pt" style:font-weight-asian="bold" style:font-size-complex="13pt" style:font-weight-complex="bold"/>
    </style:style>
    <style:style style:name="P13" style:family="paragraph" style:parent-style-name="Contact_20_Info" style:list-style-name="WWNum13"/>
    <style:style style:name="P14" style:family="paragraph" style:parent-style-name="Contact_20_Info">
      <style:paragraph-properties fo:line-height="200%"/>
    </style:style>
    <style:style style:name="P15" style:family="paragraph" style:parent-style-name="Contact_20_Info" style:list-style-name="WWNum12">
      <style:paragraph-properties fo:margin-top="0.2201in" fo:margin-bottom="0.1402in" loext:contextual-spacing="true"/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Contact_20_Info" style:list-style-name="WWNum12">
      <style:paragraph-properties fo:margin-top="0.2201in" fo:margin-bottom="0.1402in" loext:contextual-spacing="true" fo:line-height="200%"/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List_20_Paragraph" style:list-style-name="WWNum6"/>
    <style:style style:name="P18" style:family="paragraph" style:parent-style-name="List_20_Paragraph" style:list-style-name="WWNum7"/>
    <style:style style:name="P19" style:family="paragraph" style:parent-style-name="List_20_Paragraph" style:list-style-name="WWNum8"/>
    <style:style style:name="P20" style:family="paragraph" style:parent-style-name="List_20_Paragraph" style:list-style-name="WWNum5">
      <style:paragraph-properties fo:margin-top="0in" fo:margin-bottom="0in" loext:contextual-spacing="true" fo:line-height="108%"/>
    </style:style>
    <style:style style:name="P21" style:family="paragraph" style:parent-style-name="List_20_Paragraph" style:list-style-name="WWNum11">
      <style:paragraph-properties fo:margin-top="0in" fo:margin-bottom="0in" loext:contextual-spacing="true" fo:line-height="108%"/>
    </style:style>
    <style:style style:name="P22" style:family="paragraph" style:parent-style-name="List_20_Paragraph" style:list-style-name="WWNum1">
      <style:paragraph-properties fo:margin-top="0in" fo:margin-bottom="0in" loext:contextual-spacing="true" fo:line-height="108%"/>
    </style:style>
    <style:style style:name="P23" style:family="paragraph" style:parent-style-name="List_20_Paragraph" style:list-style-name="WWNum2">
      <style:paragraph-properties fo:margin-top="0in" fo:margin-bottom="0in" loext:contextual-spacing="true" fo:line-height="108%"/>
    </style:style>
    <style:style style:name="P24" style:family="paragraph" style:parent-style-name="List_20_Paragraph" style:list-style-name="WWNum9">
      <style:paragraph-properties fo:margin-top="0in" fo:margin-bottom="0in" loext:contextual-spacing="true" fo:line-height="108%"/>
    </style:style>
    <style:style style:name="P25" style:family="paragraph" style:parent-style-name="List_20_Paragraph" style:list-style-name="WWNum3">
      <style:paragraph-properties fo:margin-top="0in" fo:margin-bottom="0in" loext:contextual-spacing="true" fo:line-height="108%"/>
    </style:style>
    <style:style style:name="P26" style:family="paragraph" style:parent-style-name="List_20_Paragraph" style:list-style-name="WWNum10">
      <style:paragraph-properties fo:margin-top="0in" fo:margin-bottom="0in" loext:contextual-spacing="true" fo:line-height="108%"/>
    </style:style>
    <style:style style:name="P27" style:family="paragraph" style:parent-style-name="List_20_Paragraph" style:list-style-name="WWNum4">
      <style:paragraph-properties fo:margin-top="0in" fo:margin-bottom="0in" loext:contextual-spacing="true" fo:line-height="108%"/>
    </style:style>
    <style:style style:name="P28" style:family="paragraph">
      <loext:graphic-properties draw:fill="solid" draw:fill-color="#4b3a2e"/>
      <style:paragraph-properties fo:text-align="star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954d2" style:font-size-asian="13pt" style:font-weight-asian="bold" style:font-size-complex="13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954d2" style:font-size-asian="11pt" style:font-weight-asian="bold" style:font-size-complex="11pt" style:font-weight-complex="bold"/>
    </style:style>
    <style:style style:name="T5" style:family="text">
      <style:text-properties fo:font-size="10.5pt" fo:font-weight="normal" officeooo:rsid="001755c2" style:font-size-asian="10.5pt" style:font-weight-asian="normal" style:font-size-complex="10.5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3583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14f819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1c3583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c3583" style:font-style-asian="italic" style:font-weight-asian="bold" style:font-style-complex="italic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text-position="super 58%"/>
    </style:style>
    <style:style style:name="T17" style:family="text">
      <style:text-properties officeooo:rsid="0013dc5a"/>
    </style:style>
    <style:style style:name="T18" style:family="text">
      <style:text-properties officeooo:rsid="0014f819"/>
    </style:style>
    <style:style style:name="T19" style:family="text">
      <style:text-properties officeooo:rsid="0016ca03"/>
    </style:style>
    <style:style style:name="T20" style:family="text">
      <style:text-properties officeooo:rsid="0016f05b"/>
    </style:style>
    <style:style style:name="T21" style:family="text">
      <style:text-properties officeooo:rsid="001755c2"/>
    </style:style>
    <style:style style:name="T22" style:family="text">
      <style:text-properties officeooo:rsid="0019c488"/>
    </style:style>
    <style:style style:name="T23" style:family="text">
      <style:text-properties officeooo:rsid="001ad7de"/>
    </style:style>
    <style:style style:name="T24" style:family="text">
      <style:text-properties officeooo:rsid="001c3583"/>
    </style:style>
    <style:style style:name="T25" style:family="text">
      <style:text-properties officeooo:rsid="001ed5fa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.1075in" fo:min-width="3.3071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in" fo:min-width="3.3071in" fo:padding-top="0.0492in" fo:padding-bottom="0.0492in" fo:padding-left="0.0984in" fo:padding-right="0.0984in" fo:wrap-option="wrap" style:run-through="background"/>
    </style:style>
    <style:style style:name="gr4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rk Dale</text:p>
      <text:p text:style-name="Contact_20_Info">4400 Baptist Island Rd, Groveland FL 34736</text:p>
      <text:p text:style-name="Contact_20_Info">352-223-7758 / 352-223-4190</text:p>
      <text:p text:style-name="Contact_20_Info"><text:span text:style-name="Internet_20_link">msdaleafo@yahoo.com</text:span></text:p>
      <text:p text:style-name="P1"/>
      <text:p text:style-name="P7">Objective</text:p>
      <text:p text:style-name="P2">To learn, implement and support application development using the latest information management technologies as they provide competitive advantages in the marketplace.</text:p>
      <text:p text:style-name="P14"/>
      <text:p text:style-name="P12">Recently Added Skills</text:p>
      <text:p text:style-name="P3"><text:span text:style-name="T1">Certified Training </text:span><text:span text:style-name="T2">(</text:span><text:span text:style-name="T1">UCF Coding Boot Camp </text:span><text:span text:style-name="T3">(10/06/2021 – 03/30/2022)</text:span><text:span text:style-name="T4">)</text:span></text:p>
      <text:list xml:id="list1629832038" text:style-name="WWNum12">
        <text:list-item>
          <text:p text:style-name="P15">JavaScript</text:p>
        </text:list-item>
        <text:list-item>
          <text:p text:style-name="P15">HTML</text:p>
        </text:list-item>
        <text:list-item>
          <text:p text:style-name="P15">CSS</text:p>
        </text:list-item>
        <text:list-item>
          <text:p text:style-name="P15">jQuery</text:p>
        </text:list-item>
        <text:list-item>
          <text:p text:style-name="P15">Bootstrap</text:p>
        </text:list-item>
        <text:list-item>
          <text:p text:style-name="P15">Node.js</text:p>
        </text:list-item>
        <text:list-item>
          <text:p text:style-name="P15">MySQL</text:p>
        </text:list-item>
        <text:list-item>
          <text:p text:style-name="P15">MongoDB</text:p>
        </text:list-item>
        <text:list-item>
          <text:p text:style-name="P15">Express.js</text:p>
        </text:list-item>
        <text:list-item>
          <text:p text:style-name="P16">React.js</text:p>
        </text:list-item>
      </text:list>
      <text:p text:style-name="P4"><text:span text:style-name="T5"><text:tab/>See the Boot Camp training portfolio at </text:span><text:a xlink:type="simple" xlink:href="https://msdale.github.io/portfolio-msdale/" text:style-name="Internet_20_link" text:visited-style-name="Visited_20_Internet_20_Link"><text:span text:style-name="T5">https://msdale.github.io/portfolio-msdale/</text:span></text:a></text:p>
      <text:p text:style-name="P11">Skills Summary (From 2021 - 1999)</text:p>
      <text:list xml:id="list2784409263" text:style-name="WWNum13">
        <text:list-item>
          <text:p text:style-name="P13"><text:span text:style-name="T3">Cloud</text:span><text:span text:style-name="T7"> technologies:</text:span> client side development using Spark, Kafka, HDFS, and Hive...<text:span text:style-name="T8">User exposure</text:span> to Terraform provisioning, Anisble scripting, and AWS using Glue, S3, and Batch.</text:p>
        </text:list-item>
        <text:list-item>
          <text:p text:style-name="P13"><text:span text:style-name="T7">Programming languages:</text:span> Python, Scala, Java, C/C++.</text:p>
        </text:list-item>
        <text:list-item>
          <text:p text:style-name="P13"><text:span text:style-name="T7">Frameworks and APIs:</text:span> Spark (kafka streaming), Spring Boot, gSOAP, GNOME XSLT C.</text:p>
        </text:list-item>
        <text:list-item>
          <text:p text:style-name="P13"><text:span text:style-name="T7">Scripting languages:</text:span> Python, Perl, Shell scripting (bash, korn, and Z with a little awk and sed as well).</text:p>
        </text:list-item>
        <text:list-item>
          <text:p text:style-name="P13"><text:span text:style-name="T7">Configuration formats:</text:span> YAML, JSON, XML.</text:p>
        </text:list-item>
        <text:list-item>
          <text:p text:style-name="P13"><text:span text:style-name="T7">Editing:</text:span> VI, VIM GVIM (and VIM-based plugins in IDEs).</text:p>
        </text:list-item>
        <text:list-item>
          <text:p text:style-name="P13"><text:span text:style-name="T7">Operating systems:</text:span> Mac/Unix/Linux and Windows.</text:p>
        </text:list-item>
        <text:list-item>
          <text:p text:style-name="P13"><text:span text:style-name="T7">IDEs:</text:span> Eclipse, IntelliJ, VSCode.</text:p>
        </text:list-item>
        <text:list-item>
          <text:p text:style-name="P13"><text:span text:style-name="T7">Build tools:</text:span> maven, gradle, make and gmake.</text:p>
        </text:list-item>
        <text:list-item>
          <text:p text:style-name="P13"><text:span text:style-name="T7">Version control tools:</text:span> Git, Clearcase (IBM), CM_Synergy and RCS.</text:p>
        </text:list-item>
        <text:list-item>
          <text:p text:style-name="P13"><text:span text:style-name="T7">RDBMS/SQL:</text:span> Snowflake/SnowSQL, Hive, SQL_Server, MySQL, MariaDB, Teradata, Oracle and Informix.</text:p>
          <text:list>
            <text:list-item>
              <text:p text:style-name="P13"><text:soft-page-break/><text:span text:style-name="T8">Teradata utilities:</text:span> Bteq, FastLoad, FastExport and Data Mover.</text:p>
            </text:list-item>
            <text:list-item>
              <text:p text:style-name="P13"><text:span text:style-name="T8">Oracle <text:s/>utilities:</text:span> PL/Sql, sqlplus, sqlldr, Pro*C and OCCI compilers.</text:p>
            </text:list-item>
            <text:list-item>
              <text:p text:style-name="P13"><text:span text:style-name="T8">Informix utilities:</text:span> ESQL/C compiler.</text:p>
            </text:list-item>
          </text:list>
        </text:list-item>
      </text:list>
      <text:h text:style-name="Heading_20_1" text:outline-level="1">Experience</text:h>
      <text:h text:style-name="Heading_20_2" text:outline-level="2">Walt Disney Parks &amp; Resorts</text:h>
      <text:h text:style-name="Heading_20_3" text:outline-level="3"><text:span text:style-name="T6">Lead Information Management Engineer – 06/2015 to 09/2021</text:span> <text:s/></text:h>
      <text:list xml:id="list202382094" text:style-name="WWNum6">
        <text:list-item>
          <text:p text:style-name="P17"><text:span text:style-name="T10">Enhanced/modified a Python application/framework</text:span> (AWS Glue extract launcher) to include/fix Time Zone irregularities that caused inconsistencies in data selection criteria (<text:span text:style-name="T7">08/2021</text:span>).</text:p>
        </text:list-item>
        <text:list-item>
          <text:p text:style-name="P17"><text:span text:style-name="T10">Built and used scripting tool using Python3</text:span> to automate <text:span text:style-name="T17">data extracts as part of a data migration to the cloud. <text:s/></text:span><text:span text:style-name="T22">The scripting tool configured another</text:span><text:span text:style-name="T17"> python-based </text:span><text:span text:style-name="T22">data extraction tool by generating YAML configurations that the e</text:span><text:span text:style-name="T17">xtraction tool </text:span><text:span text:style-name="T22">required to move</text:span> table data from “<text:span text:style-name="T17">on-prem” </text:span>Oracle sources to AWS/S3 extract files. <text:s/><text:span text:style-name="T17">Tested </text:span>and promoted <text:span text:style-name="T23">the complete pipeline </text:span><text:span text:style-name="T17">using</text:span> git-based CICD. <text:s/><text:span text:style-name="T23">Engaged the</text:span> AWS console for <text:span text:style-name="T23">monitoring the</text:span> Glue jobs, Batch jobs, and S3 objects <text:span text:style-name="T23">involved in the process </text:span>(<text:span text:style-name="T7">03-08/2021</text:span>).</text:p>
        </text:list-item>
        <text:list-item>
          <text:p text:style-name="P17"><text:span text:style-name="T10">Built and used data equality tester </text:span><text:span text:style-name="T11">tool</text:span><text:span text:style-name="T10"> using Python3</text:span> for comparing data values between source (Teradata/<text:span text:style-name="T18">on-prem</text:span>) and target (Snowflake/<text:span text:style-name="T18">cloud</text:span>). <text:s/>Automatically generated reports that were written to AWS/S3 (<text:span text:style-name="T7">05/2020-01/2021</text:span>).</text:p>
        </text:list-item>
        <text:list-item>
          <text:p text:style-name="P17"><text:span text:style-name="T10">Engaged in several weeks of self training in Ansible.</text:span> <text:s/>Proposed a strategy for checking connection integrity for every application on every node in the cluster (<text:span text:style-name="T7">04/2020</text:span>).</text:p>
        </text:list-item>
        <text:list-item>
          <text:p text:style-name="P17"><text:span text:style-name="T10">Built, enhanced and maintained a real-time data ingestion pipeline</text:span> moving JSON message data (real-time sourced from POS system) from Kafka <text:span text:style-name="T18">(queuing) </text:span>to HDFS (Hadoop Distributed File System). <text:s/>Used Scala and the Spark framework with the Kafka streaming API to accomplish this. <text:s/>Also developed a high performance application (Java command-line app) for consolidating small files created by the Spark streaming micro-batches (<text:span text:style-name="T7">02/2017-12/2019</text:span>).</text:p>
        </text:list-item>
      </text:list>
      <text:list xml:id="list2678873954" text:style-name="WWNum7">
        <text:list-item>
          <text:p text:style-name="P18"><text:span text:style-name="T10">Supported a vendor-based </text:span><text:span text:style-name="T12">h</text:span><text:span text:style-name="T10">ierarchical database system</text:span> (mastered location data), adding a REST service component (Java/Spring boot) for serving up location data for daily batch ETL workflows (<text:span text:style-name="T7">09/2017-02/2020</text:span>).</text:p>
        </text:list-item>
      </text:list>
      <text:list xml:id="list2935498681" text:style-name="WWNum8">
        <text:list-item>
          <text:p text:style-name="P19"><text:span text:style-name="T10">Provided application development and support</text:span> for two internally developed ETL frameworks (one Java and one Python)(<text:span text:style-name="T7">01/2015-02/2020</text:span>). <text:s/>These frameworks were used to configure and automate the execution of specific ETL workflows using Informatica Services, Oracle automation scripts (sqlplus, sqlldr), and Teradata automation facilities (BTEQ, FastLoad, FastExport, etc). <text:s/>This hybrid collection of tools w<text:span text:style-name="T24">ere</text:span> organized as processes that <text:span text:style-name="T24">were</text:span> managed and controlled through Job control software UC4 and Maestro (IBM). <text:s/>Some notable accomplishments:</text:p>
        </text:list-item>
      </text:list>
      <text:list xml:id="list1025159665" text:style-name="WWNum5">
        <text:list-item>
          <text:p text:style-name="P20"><text:soft-page-break/>Stabilized Java ETL framework and reduced framework related production incidents from 60+ to 0 average incidents per week (<text:span text:style-name="T7">01-02/2015</text:span>).</text:p>
        </text:list-item>
      </text:list>
      <text:list xml:id="list2681157203" text:style-name="WWNum11">
        <text:list-item>
          <text:p text:style-name="P21">Aided the completion of <text:span text:style-name="T24">several</text:span> major projects stalled for lack of funding (<text:span text:style-name="T7">01-06/2016</text:span>) by developing a REST service (Java) application for launching jobs on demand, and repairing 2 custom REST client applications for retrieving JSON data and converting to XML files suitable for feeding a legacy batch file ETL process.</text:p>
        </text:list-item>
      </text:list>
      <text:p text:style-name="P6"/>
      <text:p text:style-name="P6"><text:span text:style-name="T7">Pertinent skills utilized</text:span> …</text:p>
      <text:p text:style-name="P6"><text:span text:style-name="T15">Programming:</text:span> Scala, Spark framework, Kafka/Spark streaming library-API, Java, HDFS java client, Teradata Java client, Java Spring Boot Framework, ksh, bash, perl, python.</text:p>
      <text:p text:style-name="P6"><text:span text:style-name="T15">IDE: </text:span>Eclipse (SpringToolSuite and SCALA IDE), Intellij.</text:p>
      <text:p text:style-name="P6"><text:span text:style-name="T15">DB Tools:</text:span> Teradata bteq, Teradata Studio Express.</text:p>
      <text:p text:style-name="P6"><text:span text:style-name="T15">Build technology:</text:span> gradle, maven.</text:p>
      <text:p text:style-name="P6"><text:span text:style-name="T15">Version control:</text:span> git.</text:p>
      <text:p text:style-name="Standard"/>
      <text:h text:style-name="Heading_20_2" text:outline-level="2">Walt Disney Parks &amp; Resorts</text:h>
      <text:h text:style-name="P8" text:outline-level="3">Information Architect – 06/2014 to 06/2015</text:h>
      <text:p text:style-name="Standard">Researched solutions and provided direction for a large-scale IT project to better personalize the guest experience from online shopping to reservation booking to hotel registration to theme park experiences. <text:s/>Primary responsibilities included maintaining communications between disparate development groups for large scale project technical design and implementation. <text:s/>These groups included:</text:p>
      <text:list xml:id="list2520488136" text:style-name="WWNum1">
        <text:list-item>
          <text:p text:style-name="P22">Data warehouse workflow designers.</text:p>
        </text:list-item>
        <text:list-item>
          <text:p text:style-name="P22">Data modelers.</text:p>
        </text:list-item>
        <text:list-item>
          <text:p text:style-name="P22">Master data management support.</text:p>
        </text:list-item>
        <text:list-item>
          <text:p text:style-name="P22">Middleware support.</text:p>
        </text:list-item>
        <text:list-item>
          <text:p text:style-name="P22">Online Web development.</text:p>
        </text:list-item>
        <text:list-item>
          <text:p text:style-name="P22">Platform design engineers.</text:p>
        </text:list-item>
        <text:list-item>
          <text:p text:style-name="P22">System administration.</text:p>
        </text:list-item>
      </text:list>
      <text:p text:style-name="Standard"/>
      <text:h text:style-name="Heading_20_2" text:outline-level="2">Walt Disney Parks &amp; Resorts</text:h>
      <text:h text:style-name="P8" text:outline-level="3">Senior DBA – 06/2012 to 06/2014</text:h>
      <text:p text:style-name="Standard">Served on a team of 4 DBAs to maintain the “Disney Data Difference” (D3) Teradata data warehouse ecosystem (test and production for a third normal form data integration warehouse and multiple business-centric star schema data marts). <text:s/>Passed the 1<text:span text:style-name="T16">st</text:span> level Teradata 12 Professional Certification Exam.</text:p>
      <text:p text:style-name="Standard">Some specific responsibilities included:</text:p>
      <text:list xml:id="list2209951634" text:style-name="WWNum2">
        <text:list-item>
          <text:p text:style-name="P23">DDL execution (table creation, etc.) in Test and Production environments.</text:p>
        </text:list-item>
        <text:list-item>
          <text:p text:style-name="P23">Managing user roles and access.</text:p>
        </text:list-item>
        <text:list-item>
          <text:p text:style-name="P23">Admin process automation</text:p>
        </text:list-item>
      </text:list>
      <text:list xml:id="list364379994" text:style-name="WWNum9">
        <text:list-item>
          <text:list>
            <text:list-item>
              <text:p text:style-name="P24">Teradata Data Mover job automation using XSLT and shell scripting.</text:p>
            </text:list-item>
            <text:list-item>
              <text:p text:style-name="P24"><text:soft-page-break/>Automated <text:span text:style-name="T24">the process for</text:span> rolling the date partitioned data window for date partitioned tables.</text:p>
            </text:list-item>
          </text:list>
        </text:list-item>
      </text:list>
      <text:p text:style-name="P6"/>
      <text:p text:style-name="P6"><text:span text:style-name="T7">Pertinent skills utilized</text:span>…</text:p>
      <text:p text:style-name="P6"><text:span text:style-name="T15">Programming and automation:</text:span> Teradata, ksh, Perl, SQL, xsltproc.</text:p>
      <text:p text:style-name="P6"><text:span text:style-name="T7">DB Tools:</text:span> Teradata bteq, FastLoad, FastExport, Data Mover, Teradata Studio Express, Teradata SQL Assistant.</text:p>
      <text:p text:style-name="P6"/>
      <text:h text:style-name="Heading_20_2" text:outline-level="2">Walt Disney Parks &amp; Resorts</text:h>
      <text:h text:style-name="P8" text:outline-level="3">Senior Application Developer – 05/2007 to 06/2012</text:h>
      <text:p text:style-name="Standard"><text:span text:style-name="T7">Served as lead developer on the GOMaster project (a tier 1 OLTP application </text:span><text:span text:style-name="T13">still in production...</text:span><text:span text:style-name="T14">as of 04/2022</text:span><text:span text:style-name="T7">)</text:span>. <text:s/>Designed and implemented scalable application infrastructure for operational (real-time) guest data integration and guest recognition. <text:s/>Data ingestion capability integrated batch and real-time data feeds using <text:span text:style-name="T19">parallel</text:span>-processing, message queuing and web services. The Web Service interface (from gSOAP code generator), and external message queuing devices (IBM MQ Series) handle real-time transaction-<text:span text:style-name="T19">based</text:span> guest interaction data which is then funneled into a layer of Posix queues which are the data source for a scalable layer of Guest Data Integration (GDI) processors that transform the data and load it into an Oracle RAC cluster. <text:s/>Batch data is fed in through a separate set of Posix queues with a corresponding set of GDI processes…so the same rules are configured and exercised for ingesting real-time data and batch data. Primary responsibilities included:</text:p>
      <text:list xml:id="list2516383636" text:style-name="WWNum3">
        <text:list-item>
          <text:p text:style-name="P25">Overall design of the system and its components, <text:span text:style-name="T19">including:</text:span></text:p>
        </text:list-item>
      </text:list>
      <text:list xml:id="list1162050412" text:style-name="WWNum10">
        <text:list-item>
          <text:list>
            <text:list-item>
              <text:p text:style-name="P26">An <text:span text:style-name="T19">input </text:span>interface that accommodated <text:span text:style-name="T19">both </text:span>batch file processing, Web Service (SOAP) messaging, <text:span text:style-name="T19">and</text:span> Enterprise Application message queues (IBM MQ Series).</text:p>
            </text:list-item>
            <text:list-item>
              <text:p text:style-name="P26">A rules engine for data transformations.</text:p>
            </text:list-item>
            <text:list-item>
              <text:p text:style-name="P26">A rules engine for executing CRUD logic.</text:p>
            </text:list-item>
            <text:list-item>
              <text:p text:style-name="P26">A framework to simplify/standardize application components for logging, IPC device interactions (Posix queues), and application properties ingestion.</text:p>
            </text:list-item>
            <text:list-item>
              <text:p text:style-name="P26"><text:span text:style-name="T19">A</text:span> C/C++ <text:span text:style-name="T19">based architecture with</text:span> gSOAP Web Service code generation tool <text:span text:style-name="T19">(open-source)</text:span> to eliminate <text:span text:style-name="T19">the </text:span>need for and cost of IBM Websphere licensing, <text:span text:style-name="T20">and</text:span><text:span text:style-name="T19"> </text:span>significantly reduce the resource footprint.</text:p>
            </text:list-item>
          </text:list>
        </text:list-item>
      </text:list>
      <text:list xml:id="list161536882965456" text:continue-list="list2516383636" text:style-name="WWNum3">
        <text:list-item>
          <text:p text:style-name="P25">Coded the rules engine, and primary data integration application, collaborating with a team member to integrate these modules with a homespun framework for interacting with the IBM MQ Series platform.</text:p>
        </text:list-item>
        <text:list-item>
          <text:p text:style-name="P25">Aided in setting up server architecture and software installations for supporting IBM MQ Series, Oracle client, Posix queues, gSOAP and supporting shared libraries. <text:s/></text:p>
        </text:list-item>
        <text:list-item>
          <text:p text:style-name="P25">Designed and coded the project build automation using gmake (GNU make) and Apache Xerces (interface code generator).</text:p>
        </text:list-item>
        <text:list-item>
          <text:p text:style-name="P25">Designed, documented and automated a deployment system for new releases.</text:p>
        </text:list-item>
        <text:list-item>
          <text:p text:style-name="P25">Integrated company standard version control tools (CM_Synergy initially, and later Clearcase, <text:span text:style-name="T21">then GitHub</text:span>).</text:p>
        </text:list-item>
        <text:list-item>
          <text:p text:style-name="P25">Created a REPL (read-eval-print-loop) shell for testing transformation rule configurations.</text:p>
        </text:list-item>
        <text:list-item>
          <text:p text:style-name="P25"><text:soft-page-break/>Full time on-call support for hyper care, and thereafter on a rotating basis.</text:p>
        </text:list-item>
        <text:list-item>
          <text:p text:style-name="P25">Maintained a trouble-shooting / enhancement / and general support role for 5 years.</text:p>
        </text:list-item>
      </text:list>
      <text:p text:style-name="P6"/>
      <text:p text:style-name="P6">Pertinent Skills…</text:p>
      <text:p text:style-name="P6">Programming: C/C++, ksh, Perl, SQL, PL/SQL.</text:p>
      <text:p text:style-name="P6">APIs: Oracle Pro*C, Oracle OCCI, PostalSoft/FirstLogic, IBM MQ Series, gSOAP, gNome XSLT C, Apache Xerces.</text:p>
      <text:p text:style-name="P6">DB Tools: sqlplus, sqlldr, SqlDeveloper.</text:p>
      <text:p text:style-name="P6">Build technology: Unix make, Linux gmake.</text:p>
      <text:p text:style-name="P6">Version control: CM_Synergy initially, later on Clearcase.</text:p>
      <text:h text:style-name="Heading_20_2" text:outline-level="2">Walt Disney Parks &amp; Resorts</text:h>
      <text:h text:style-name="P8" text:outline-level="3">Senior Application Developer – 01/2001 to 05/2007</text:h>
      <text:p text:style-name="Standard">Served as lead developer on the ODS (Operational Data Store) project (this was the precursor/foundational project for the GOMaster project, <text:span text:style-name="T21">documented </text:span><text:span text:style-name="T25">previous to this</text:span>). <text:s/>Designed and implemented a Mastered guest data application for real-time guest recognition. <text:s text:c="2"/>Primary responsibilities included:</text:p>
      <text:list xml:id="list161536742884879" text:continue-numbering="true" text:style-name="WWNum3">
        <text:list-item>
          <text:p text:style-name="P25">Overall design of the system, which required a rules engine for data transformation, CRUD logic implemented in stored procedures (Oracle), a custom functional C library for IPC device interactions (semaphores and pipes), logging, DB transactions, and application properties ingestion, and a data exchange interface using Enterprise queuing system (IBM MQ Series).</text:p>
        </text:list-item>
        <text:list-item>
          <text:p text:style-name="P25">Designed and coded the project build automation.</text:p>
        </text:list-item>
        <text:list-item>
          <text:p text:style-name="P25">Designed, documented and automated a deployment system for new releases.</text:p>
        </text:list-item>
        <text:list-item>
          <text:p text:style-name="P25">Integrated company standard version control tools and release management tools.</text:p>
        </text:list-item>
        <text:list-item>
          <text:p text:style-name="P25">Provided trouble-shooting, enhancement coding and on-call support on a rotating basis for 6 years.</text:p>
        </text:list-item>
      </text:list>
      <text:p text:style-name="P9">NOTE: the ODS project became Tier 1 in 2005 <text:span text:style-name="T21">becoming the</text:span> system of record for guest recognition data.</text:p>
      <text:p text:style-name="P6"/>
      <text:p text:style-name="P6">Pertinent Skills…</text:p>
      <text:p text:style-name="P6">Programming: C, ksh, Perl, SQL, PL/SQL.</text:p>
      <text:p text:style-name="P6">APIs: Oracle Pro*C, PostalSoft, IBM MQ Series.</text:p>
      <text:p text:style-name="P6">DB tools: sqlplus, sqlldr, sqldeveloper.</text:p>
      <text:p text:style-name="P6">Build technology: Unix make.</text:p>
      <text:p text:style-name="P6">Version control: CM_Synergy.</text:p>
      <text:p text:style-name="P6"/>
      <text:h text:style-name="Heading_20_2" text:outline-level="2">Walt Disney Parks &amp; Resorts</text:h>
      <text:h text:style-name="P8" text:outline-level="3">Senior Application Developer <text:s/>– 12/1998 to 12/2000</text:h>
      <text:p text:style-name="Standard">Served as lead developer on the MDB (Marketing Database) project (this was the precursor to the ODS project <text:span text:style-name="T21">documented above</text:span>; that is the ODS project sourced much of its initial data from the MDB). <text:s/>Took over full technical support for the project (previously supported by technical contracting firm; Epsilon, out of Boston). <text:s text:c="2"/>Primary responsibilities included:</text:p>
      <text:list xml:id="list161536959949097" text:continue-numbering="true" text:style-name="WWNum3">
        <text:list-item>
          <text:p text:style-name="P25"><text:soft-page-break/>Weekend on-call.</text:p>
        </text:list-item>
        <text:list-item>
          <text:p text:style-name="P25">Bug fixes and coding enhancements.</text:p>
        </text:list-item>
      </text:list>
      <text:p text:style-name="Standard"/>
      <text:p text:style-name="Standard">Some notable accomplishments:</text:p>
      <text:list xml:id="list1742478176" text:style-name="WWNum4">
        <text:list-item>
          <text:p text:style-name="P27">Refactored guest matching process, reducing guest duplication from 1000+ per week to less than 1 per week. </text:p>
        </text:list-item>
        <text:list-item>
          <text:p text:style-name="P27">Refactored batch process for integrating and mastering guest data (called the MDB re-house-holding” project), correcting numerous “house-holding” errors and increasing the marketable guest instances by over 300k.</text:p>
        </text:list-item>
        <text:list-item>
          <text:p text:style-name="P27">Designed a process for matching and merging individual guest data as a transaction in sub-second time against a database of 80 million guests <text:span text:style-name="T25">(t</text:span>his proved the concept for real-time guest data ingestion and mastering, contributing to the direction and funding for the ODS project, <text:span text:style-name="T25">documented previous to this)</text:span>.</text:p>
        </text:list-item>
      </text:list>
      <text:p text:style-name="P6"/>
      <text:p text:style-name="P6">Pertinent Skills…</text:p>
      <text:p text:style-name="P6">Programming: C, ksh, Perl, SQL.</text:p>
      <text:p text:style-name="P6">APIs: Informix ESQL/C and PostalSoft.</text:p>
      <text:p text:style-name="P6">Build technology: Unix make.</text:p>
      <text:p text:style-name="P6">Version control: RCS.</text:p>
      <text:p text:style-name="P6"/>
      <text:h text:style-name="Heading_20_1" text:outline-level="1">Education</text:h>
      <text:h text:style-name="Heading_20_2" text:outline-level="2">BS Forestry/University of Massachusetts (Amherst)</text:h>
      <text:p text:style-name="Standard">Graduated 05/1981</text:p>
      <text:p text:style-name="Standard">GPA 3.81</text:p>
      <text:p text:style-name="Standard">Transcripts available on request</text:p>
      <text:h text:style-name="Heading_20_2" text:outline-level="2">Hudson Valley Community College (Troy, NY)</text:h>
      <text:p text:style-name="Standard">Attended part-time 06/1984 to 12/1985</text:p>
      <text:p text:style-name="Standard">Calculus 1 &amp; 2 (Both Grade: A)</text:p>
      <text:p text:style-name="Standard">Physics 1 &amp; 2 (Both Grade: A)</text:p>
      <text:p text:style-name="Standard">Transcripts available on request</text:p>
      <text:h text:style-name="P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adornments="Regular" style:font-pitch="fixed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b3a2e" style:font-name="Century Gothic" fo:font-size="11pt" fo:language="en" fo:country="US" style:letter-kerning="false" style:font-name-asian="Century Gothic1" style:font-size-asian="10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b3a2e" style:font-name="Century Gothic" fo:font-size="11pt" fo:language="en" fo:country="US" style:letter-kerning="false" style:font-name-asian="Century Gothic1" style:font-size-asian="10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417in" loext:contextual-spacing="false" fo:line-height="120%" fo:text-align="start" style:justify-single-word="false" fo:orphans="2" fo:widows="2" fo:hyphenation-ladder-count="no-limit" style:writing-mode="lr-tb"/>
      <style:text-properties fo:color="#4b3a2e" style:font-name="Century Gothic" fo:font-family="'Century Gothic'" style:font-family-generic="roman" style:font-pitch="variable" fo:font-size="11pt" fo:language="en" fo:country="US" style:letter-kerning="false" style:font-name-asian="Century Gothic1" style:font-family-asian="'Century Gothic'" style:font-family-generic-asian="system" style:font-pitch-asian="variable" style:font-size-asian="11pt" style:language-asian="ja" style:country-asian="JP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true"/>
      <style:text-properties style:font-name="Century Gothic" fo:font-family="'Century Gothic'" style:font-family-generic="roman" style:font-pitch="variable" fo:font-size="13pt" fo:letter-spacing="0.0146in" fo:font-weight="bold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528in" fo:margin-bottom="0.0555in" loext:contextual-spacing="true" fo:keep-together="always" fo:keep-with-next="always"/>
      <style:text-properties style:font-name="Century Gothic" fo:font-family="'Century Gothic'" style:font-family-generic="roman" style:font-pitch="variable" fo:font-size="13pt" fo:letter-spacing="0.0146in" fo:font-style="italic" fo:font-weight="bold" style:font-name-asian="Century Gothic1" style:font-family-asian="'Century Gothic'" style:font-family-generic-asian="system" style:font-pitch-asian="variable" style:font-size-asian="13pt" style:font-style-asian="italic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528in" fo:margin-bottom="0.0555in" loext:contextual-spacing="true" fo:line-height="100%" fo:keep-together="always" fo:keep-with-next="always"/>
      <style:text-properties fo:text-transform="uppercas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style:font-name-asian="Century Gothic1" style:font-family-asian="'Century Gothic'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528in" fo:margin-bottom="0.0555in" loext:contextual-spacing="true" fo:line-height="100%" fo:keep-together="always" fo:keep-with-next="always"/>
      <style:text-properties fo:color="#a6856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528in" fo:margin-bottom="0.0555in" loext:contextual-spacing="true" fo:line-height="100%" fo:keep-together="always" fo:keep-with-next="always"/>
      <style:text-properties fo:text-transform="uppercase" fo:color="#a6856e" style:font-name="Century Gothic" fo:font-family="'Century Gothic'" style:font-family-generic="roman" style:font-pitch="variable" fo:font-size="10pt" fo:letter-spacing="0.0146in" fo:font-weight="bold" style:font-name-asian="Century Gothic1" style:font-family-asian="'Century Gothic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1665in" loext:contextual-spacing="true" fo:line-height="100%"/>
      <style:text-properties fo:text-transform="uppercase" style:font-name="Century Gothic" fo:font-family="'Century Gothic'" style:font-family-generic="roman" style:font-pitch="variable" fo:font-size="32pt" fo:letter-spacing="0.0146in" fo:font-weight="bold" style:letter-kerning="true" style:font-name-asian="Century Gothic1" style:font-family-asian="'Century Gothic'" style:font-family-generic-asian="system" style:font-pitch-asian="variable" style:font-size-asian="32pt" style:font-weight-asian="bold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6665in" loext:contextual-spacing="true" fo:line-height="100%"/>
      <style:text-properties fo:font-size="18pt" fo:letter-spacing="0.0146in" fo:font-style="italic" style:font-name-asian="Century Gothic1" style:font-family-asian="'Century Gothic'" style:font-family-generic-asian="system" style:font-pitch-asian="variable" style:font-size-asian="18pt" style:font-style-asian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3pt" fo:letter-spacing="0.0146in" fo:font-weight="bold" style:font-size-asian="13pt" style:font-weight-asian="bold"/>
    </style:style>
    <style:style style:name="Quote" style:family="paragraph" style:parent-style-name="Standard" style:next-style-name="Standard" style:default-outline-level="">
      <style:paragraph-properties fo:margin-top="0.1665in" fo:margin-bottom="0.1665in" loext:contextual-spacing="true"/>
      <style:text-properties fo:font-size="16pt" fo:font-style="italic" style:font-size-asian="16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1665in" fo:margin-bottom="0.1665in" loext:contextual-spacing="true"/>
      <style:text-properties fo:font-size="16pt" fo:font-style="italic" fo:font-weight="bold" style:font-size-asian="16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Contact_20_Info" style:display-name="Contact Info" style:family="paragraph" style:parent-style-name="Standard" style:default-outline-level="">
      <style:paragraph-properties fo:margin-top="0in" fo:margin-bottom="0.639in" loext:contextual-spacing="true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15in" fo:margin-right="0in" fo:margin-top="0in" fo:margin-bottom="0.0417in" loext:contextual-spacing="true" fo:text-indent="-0.15in" style:auto-text-indent="false"/>
    </style:style>
    <style:style style:name="Name" style:family="paragraph" style:parent-style-name="Standard" style:default-outline-level="">
      <style:paragraph-properties fo:margin-top="0in" fo:margin-bottom="0.1665in" loext:contextual-spacing="true" fo:line-height="100%"/>
      <style:text-properties fo:text-transform="uppercase" fo:font-size="18pt" fo:letter-spacing="0.0146in" fo:font-weight="bold" style:font-size-asian="18pt" style:font-weight-asian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32pt" fo:letter-spacing="0.0146in" fo:font-weight="bold" style:letter-kerning="true" style:font-name-asian="Century Gothic1" style:font-family-asian="'Century Gothic'" style:font-family-generic-asian="system" style:font-pitch-asian="variable" style:font-size-asian="32pt" style:font-weight-asian="bold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style:font-name="Century Gothic" fo:font-family="'Century Gothic'" style:font-family-generic="roman" style:font-pitch="variable" fo:font-size="13pt" fo:letter-spacing="0.0146in" fo:font-weight="bold" style:font-size-asian="13pt" style:font-weight-asian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font-size="13pt" fo:letter-spacing="0.0146in" fo:font-weight="bold" style:font-size-asian="13pt" style:font-weight-asian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3pt" fo:letter-spacing="0.0146in" fo:font-style="italic" fo:font-weight="bold" style:font-name-asian="Century Gothic1" style:font-family-asian="'Century Gothic'" style:font-family-generic-asian="system" style:font-pitch-asian="variable" style:font-size-asian="13pt" style:font-style-asian="italic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5_20_Char" style:display-name="Heading 5 Char" style:family="text" style:parent-style-name="Default_20_Paragraph_20_Font">
      <style:text-properties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style:font-name="Century Gothic" fo:font-family="'Century Gothic'" style:font-family-generic="roman" style:font-pitch="variable" fo:letter-spacing="0.0146in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Century Gothic" fo:font-family="'Century Gothic'" style:font-family-generic="roman" style:font-pitch="variable" fo:letter-spacing="0.0146in" style:font-name-asian="Century Gothic1" style:font-family-asian="'Century Gothic'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a6856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text-transform="uppercase" fo:color="#a6856e" style:font-name="Century Gothic" fo:font-family="'Century Gothic'" style:font-family-generic="roman" style:font-pitch="variable" fo:font-size="10pt" fo:letter-spacing="0.0146in" fo:font-weight="bold" style:font-name-asian="Century Gothic1" style:font-family-asian="'Century Gothic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weight="bold" style:font-weight-asian="bold" style:font-style-complex="italic"/>
    </style:style>
    <style:style style:name="Subtitle_20_Char" style:display-name="Subtitle Char" style:family="text" style:parent-style-name="Default_20_Paragraph_20_Font">
      <style:text-properties fo:font-size="18pt" fo:letter-spacing="0.0146in" fo:font-style="italic" style:font-name-asian="Century Gothic1" style:font-family-asian="'Century Gothic'" style:font-family-generic-asian="system" style:font-pitch-asian="variable" style:font-size-asian="18pt" style:font-style-asian="italic"/>
    </style:style>
    <style:style style:name="Strong" style:family="text" style:parent-style-name="Default_20_Paragraph_20_Font">
      <style:text-properties fo:text-transform="uppercase"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6pt" fo:font-style="italic" style:font-size-asian="16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6pt" fo:font-style="italic" fo:font-weight="bold" style:font-size-asian="16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4b3a2e"/>
    </style:style>
    <style:style style:name="Intense_20_Reference" style:display-name="Intense Reference" style:family="text" style:parent-style-name="Default_20_Paragraph_20_Font">
      <style:text-properties fo:text-transform="uppercase" fo:color="#4b3a2e" fo:letter-spacing="normal" fo:font-style="italic" fo:font-weight="bold" style:font-style-asian="italic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4b3a2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b3a2e" fo:font-style="italic" fo:font-weight="bold" style:font-style-asian="italic" style:font-weight-asian="bold" style:font-style-complex="italic"/>
    </style:style>
    <style:style style:name="Name_20_Char" style:display-name="Name Char" style:family="text" style:parent-style-name="Default_20_Paragraph_20_Font">
      <style:text-properties fo:text-transform="uppercase" fo:font-size="18pt" fo:letter-spacing="0.0146in" fo:font-weight="bold" style:font-size-asian="18pt" style:font-weight-asian="bold"/>
    </style:style>
    <style:style style:name="Heading_20_3_20_Char" style:display-name="Heading 3 Char" style:family="text" style:parent-style-name="Default_20_Paragraph_20_Font">
      <style:text-properties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text-transform="uppercas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3d859c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a65e8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02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03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05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0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08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1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1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1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4b3a2e"/>
      <style:paragraph-properties fo:text-align="star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.1075in" fo:min-width="3.3071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in" fo:min-width="3.3071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5in" fo:page-height="11in" style:num-format="1" style:print-orientation="portrait" fo:margin-top="0.3in" fo:margin-bottom="0.5in" fo:margin-left="0.7799in" fo:margin-right="0.779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in" fo:margin-bottom="0.8299in" fo:margin-left="0.7799in" fo:margin-right="0.779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style:rel-width="41%" style:rel-height="100%" draw:z-index="4" draw:name="Group 4" draw:style-name="Mgr1"><svg:title>Background graphics</svg:title><draw:custom-shape draw:style-name="Mgr2" draw:text-style-name="MP1" svg:width="3.5039in" svg:height="0.205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" draw:text-style-name="MP1" svg:width="3.5039in" svg:height="0.0961in" svg:x="0in" svg:y="10.90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g text:anchor-type="paragraph" style:rel-width="41%" style:rel-height="100%" draw:z-index="5" draw:name="Group 5" draw:style-name="Mgr1"><svg:title>Background graphics</svg:title><draw:custom-shape draw:style-name="Mgr2" draw:text-style-name="MP1" svg:width="3.5039in" svg:height="0.205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" draw:text-style-name="MP1" svg:width="3.5039in" svg:height="0.0961in" svg:x="0in" svg:y="10.90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6T18:08:00</meta:creation-date>
    <meta:initial-creator>Dale, Mark</meta:initial-creator>
    <dc:language>en-US</dc:language>
    <meta:print-date>2021-09-11T18:26:10</meta:print-date>
    <dc:date>2022-04-04T16:15:34.968824186</dc:date>
    <meta:editing-cycles>26</meta:editing-cycles>
    <meta:editing-duration>PT11H7M12S</meta:editing-duration>
    <meta:generator>LibreOffice/6.4.7.2$Linux_X86_64 LibreOffice_project/40$Build-2</meta:generator>
    <meta:document-statistic meta:table-count="0" meta:image-count="0" meta:object-count="0" meta:page-count="6" meta:paragraph-count="137" meta:word-count="1747" meta:character-count="12073" meta:non-whitespace-character-count="10495"/>
    <meta:user-defined meta:name="AppVersion">16.0000</meta:user-defined>
    <meta:user-defined meta:name="AssetID">TF1000203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asic Resume.dotx" xlink:href=""/>
  </office:meta>
</office:document-meta>
</file>